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0.027cm" svg:height="2.178cm" svg:x="23.101cm" svg:y="7.836cm">
            <draw:object draw:notify-on-update-of-ranges="Hoja1.A3:Hoja1.A3 Hoja1.A4:Hoja1.A8 Hoja1.B3:Hoja1.B3 Hoja1.B4:Hoja1.B8 Hoja1.A3:Hoja1.A3 Hoja1.A4:Hoja1.A8 Hoja1.C3:Hoja1.C3 Hoja1.C4:Hoja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6.579cm" svg:y="5.545cm">
            <draw:object draw:notify-on-update-of-ranges="Hoja1.A2:Hoja1.A2 Hoja1.C4:Hoja1.C8 Hoja1.A4:Hoja1.A8 Hoja1.E2:Hoja1.E2 Hoja1.G4:Hoja1.G8 Hoja1.E4:Hoja1.E8 Hoja1.A11:Hoja1.A11 Hoja1.C13:Hoja1.C17 Hoja1.A13:Hoja1.A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905cm" svg:y="6.121cm">
            <draw:object draw:notify-on-update-of-ranges="Hoja1.A2:Hoja1.A2 Hoja1.B4:Hoja1.B8 Hoja1.A4:Hoja1.A8 Hoja1.E2:Hoja1.E2 Hoja1.F4:Hoja1.F8 Hoja1.E4:Hoja1.E8 Hoja1.A11:Hoja1.A11 Hoja1.B13:Hoja1.B17 Hoja1.A13:Hoja1.A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number-columns-spanned="4" table:number-rows-spanned="1"/>
          <table:covered-table-cell table:number-columns-repeated="2" table:style-name="Default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tatic</text:p>
          </table:table-cell>
          <table:table-cell table:style-name="Default" table:number-columns-repeated="2"/>
          <table:table-cell/>
          <table:table-cell office:value-type="string" calcext:value-type="string">
            <text:p>Dynamic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tcgrid</text:p>
          </table:table-cell>
          <table:table-cell table:style-name="Default"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Atcgrid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78907" calcext:value-type="float">
            <text:p>0,0478907</text:p>
          </table:table-cell>
          <table:table-cell office:value-type="float" office:value="0.0601313" calcext:value-type="float">
            <text:p>0,0601313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office:value-type="float" office:value="0.0515784" calcext:value-type="float">
            <text:p>0,0515784</text:p>
          </table:table-cell>
          <table:table-cell table:style-name="ce1" office:value-type="float" office:value="0.0662982" calcext:value-type="float">
            <text:p>0,0662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2679" calcext:value-type="float">
            <text:p>0,0342679</text:p>
          </table:table-cell>
          <table:table-cell office:value-type="float" office:value="0.0559147" calcext:value-type="float">
            <text:p>0,0559147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0493022" calcext:value-type="float">
            <text:p>0,0493022</text:p>
          </table:table-cell>
          <table:table-cell table:style-name="ce1" office:value-type="float" office:value="0.0645444" calcext:value-type="float">
            <text:p>0,0645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67778" calcext:value-type="float">
            <text:p>0,0267778</text:p>
          </table:table-cell>
          <table:table-cell office:value-type="float" office:value="0.055732" calcext:value-type="float">
            <text:p>0,055732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" office:value-type="float" office:value="0.0266884" calcext:value-type="float">
            <text:p>0,0266884</text:p>
          </table:table-cell>
          <table:table-cell table:style-name="ce1" office:value-type="float" office:value="0.055574" calcext:value-type="float">
            <text:p>0,0555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76189" calcext:value-type="float">
            <text:p>0,0276189</text:p>
          </table:table-cell>
          <table:table-cell office:value-type="float" office:value="0.0563929" calcext:value-type="float">
            <text:p>0,0563929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1" office:value-type="float" office:value="0.0279916" calcext:value-type="float">
            <text:p>0,0279916</text:p>
          </table:table-cell>
          <table:table-cell table:style-name="ce1" office:value-type="float" office:value="0.0562218" calcext:value-type="float">
            <text:p>0,05622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20444" calcext:value-type="float">
            <text:p>0,0420444</text:p>
          </table:table-cell>
          <table:table-cell office:value-type="float" office:value="0.0572728" calcext:value-type="float">
            <text:p>0,0572728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0424946" calcext:value-type="float">
            <text:p>0,0424946</text:p>
          </table:table-cell>
          <table:table-cell table:style-name="ce1" office:value-type="float" office:value="0.0581269" calcext:value-type="float">
            <text:p>0,0581269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uided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tcgrid</text:p>
          </table:table-cell>
          <table:table-cell table:style-name="Default" office:value-type="string" calcext:value-type="string">
            <text:p>Local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61805" calcext:value-type="float">
            <text:p>0,0261805</text:p>
          </table:table-cell>
          <table:table-cell office:value-type="float" office:value="0.055728" calcext:value-type="float">
            <text:p>0,0557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61245" calcext:value-type="float">
            <text:p>0,0261245</text:p>
          </table:table-cell>
          <table:table-cell office:value-type="float" office:value="0.0549552" calcext:value-type="float">
            <text:p>0,054955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64924" calcext:value-type="float">
            <text:p>0,0264924</text:p>
          </table:table-cell>
          <table:table-cell office:value-type="float" office:value="0.0555104" calcext:value-type="float">
            <text:p>0,055510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99362" calcext:value-type="float">
            <text:p>0,0299362</text:p>
          </table:table-cell>
          <table:table-cell office:value-type="float" office:value="0.0555104" calcext:value-type="float">
            <text:p>0,0555104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56188" calcext:value-type="float">
            <text:p>0,0456188</text:p>
          </table:table-cell>
          <table:table-cell office:value-type="float" office:value="0.057047" calcext:value-type="float">
            <text:p>0,0570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02:25:49.7306602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20:11:37.897439621</meta:creation-date>
    <dc:date>2015-05-17T03:31:49.300563547</dc:date>
    <meta:editing-duration>PT59M1S</meta:editing-duration>
    <meta:editing-cycles>3</meta:editing-cycles>
    <meta:generator>LibreOffice/4.2.8.2$Linux_X86_64 LibreOffice_project/420m0$Build-2</meta:generator>
    <meta:document-statistic meta:table-count="1" meta:cell-count="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8cm" svg:height="2.179cm" xlink:href=".." xlink:type="simple" chart:class="chart:scatter" chart:style-name="ch1">
        <chart:legend chart:legend-position="end" svg:x="-0.393cm" svg:y="-0.301cm" style:legend-expansion="high" chart:style-name="ch2"/>
        <chart:plot-area chart:style-name="ch3" table:cell-range-address="Hoja1.A3:Hoja1.C8" chart:data-source-has-labels="row" svg:x="0cm" svg:y="0cm" svg:width="-32.767cm" svg:height="-32.767cm">
          <chartooo:coordinate-region svg:x="0.001cm" svg:y="0.092cm" svg:width="0.021cm" svg:height="1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8" chart:label-cell-address="Hoja1.B3:Hoja1.B3" chart:class="chart:scatter">
            <chart:domain table:cell-range-address="Hoja1.A4:Hoja1.A8"/>
            <chart:data-point chart:repeated="5"/>
          </chart:series>
          <chart:series chart:style-name="ch7" chart:values-cell-range-address="Hoja1.C4:Hoja1.C8" chart:label-cell-address="Hoja1.C3:Hoja1.C3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tcgrid</text:p>
                <draw:g>
                  <svg:desc>Hoja1.B3:Hoja1.B3</svg:desc>
                </draw:g>
              </table:table-cell>
              <table:table-cell office:value-type="string">
                <text:p>Local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4:Hoja1.A8</svg:desc>
                </draw:g>
              </table:table-cell>
              <table:table-cell office:value-type="float" office:value="0.0478907">
                <text:p>0.0478907</text:p>
                <draw:g>
                  <svg:desc>Hoja1.B4:Hoja1.B8</svg:desc>
                </draw:g>
              </table:table-cell>
              <table:table-cell office:value-type="float" office:value="0.0601313">
                <text:p>0.0601313</text:p>
                <draw:g>
                  <svg:desc>Hoja1.C4:Hoja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42679">
                <text:p>0.0342679</text:p>
              </table:table-cell>
              <table:table-cell office:value-type="float" office:value="0.0559147">
                <text:p>0.0559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267778">
                <text:p>0.0267778</text:p>
              </table:table-cell>
              <table:table-cell office:value-type="float" office:value="0.055732">
                <text:p>0.055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0276189">
                <text:p>0.0276189</text:p>
              </table:table-cell>
              <table:table-cell office:value-type="float" office:value="0.0563929">
                <text:p>0.0563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420444">
                <text:p>0.0420444</text:p>
              </table:table-cell>
              <table:table-cell office:value-type="float" office:value="0.0572728">
                <text:p>0.0572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3.703cm" style:legend-expansion="high" chart:style-name="ch2"/>
        <chart:plot-area chart:style-name="ch3" table:cell-range-address="Hoja1.A4:Hoja1.A8 Hoja1.A2:Hoja1.A2 Hoja1.C4:Hoja1.C8 Hoja1.E2:Hoja1.E2 Hoja1.G4:Hoja1.G8 Hoja1.A11:Hoja1.A11 Hoja1.C13:Hoja1.C17" chart:data-source-has-labels="row" svg:x="0.32cm" svg:y="0.18cm" svg:width="13.256cm" svg:height="8.64cm">
          <chartooo:coordinate-region svg:x="1.232cm" svg:y="0.38cm" svg:width="11.97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4:Hoja1.C8" chart:label-cell-address="Hoja1.A2:Hoja1.A2" chart:class="chart:scatter">
            <chart:domain table:cell-range-address="Hoja1.A4:Hoja1.A8"/>
            <chart:data-point chart:repeated="5"/>
          </chart:series>
          <chart:series chart:style-name="ch7" chart:values-cell-range-address="Hoja1.G4:Hoja1.G8" chart:label-cell-address="Hoja1.E2:Hoja1.E2" chart:class="chart:scatter">
            <chart:domain table:cell-range-address="Hoja1.E4:Hoja1.E8"/>
            <chart:data-point chart:repeated="5"/>
          </chart:series>
          <chart:series chart:style-name="ch8" chart:values-cell-range-address="Hoja1.C13:Hoja1.C17" chart:label-cell-address="Hoja1.A11:Hoja1.A11" chart:class="chart:scatter">
            <chart:domain table:cell-range-address="Hoja1.A13:Hoja1.A1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tatic</text:p>
                <draw:g>
                  <svg:desc>Hoja1.A2:Hoja1.A2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Dynamic</text:p>
                <draw:g>
                  <svg:desc>Hoja1.E2:Hoja1.E2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Guided</text:p>
                <draw:g>
                  <svg:desc>Hoja1.A11:Hoja1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4:Hoja1.A8</svg:desc>
                </draw:g>
              </table:table-cell>
              <table:table-cell office:value-type="float" office:value="0.0601313">
                <text:p>0.0601313</text:p>
                <draw:g>
                  <svg:desc>Hoja1.C4:Hoja1.C8</svg:desc>
                </draw:g>
              </table:table-cell>
              <table:table-cell office:value-type="float" office:value="500">
                <text:p>500</text:p>
                <draw:g>
                  <svg:desc>Hoja1.E4:Hoja1.E8</svg:desc>
                </draw:g>
              </table:table-cell>
              <table:table-cell office:value-type="float" office:value="0.0662982">
                <text:p>0.0662982</text:p>
                <draw:g>
                  <svg:desc>Hoja1.G4:Hoja1.G8</svg:desc>
                </draw:g>
              </table:table-cell>
              <table:table-cell office:value-type="float" office:value="500">
                <text:p>500</text:p>
                <draw:g>
                  <svg:desc>Hoja1.A13:Hoja1.A17</svg:desc>
                </draw:g>
              </table:table-cell>
              <table:table-cell office:value-type="float" office:value="0.055728">
                <text:p>0.055728</text:p>
                <draw:g>
                  <svg:desc>Hoja1.C13:Hoja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559147">
                <text:p>0.0559147</text:p>
              </table:table-cell>
              <table:table-cell office:value-type="float" office:value="2">
                <text:p>2</text:p>
              </table:table-cell>
              <table:table-cell office:value-type="float" office:value="0.0645444">
                <text:p>0.0645444</text:p>
              </table:table-cell>
              <table:table-cell office:value-type="float" office:value="2">
                <text:p>2</text:p>
              </table:table-cell>
              <table:table-cell office:value-type="float" office:value="0.0549552">
                <text:p>0.0549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55732">
                <text:p>0.055732</text:p>
              </table:table-cell>
              <table:table-cell office:value-type="float" office:value="64">
                <text:p>64</text:p>
              </table:table-cell>
              <table:table-cell office:value-type="float" office:value="0.055574">
                <text:p>0.055574</text:p>
              </table:table-cell>
              <table:table-cell office:value-type="float" office:value="64">
                <text:p>64</text:p>
              </table:table-cell>
              <table:table-cell office:value-type="float" office:value="0.0555104">
                <text:p>0.0555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0563929">
                <text:p>0.0563929</text:p>
              </table:table-cell>
              <table:table-cell office:value-type="float" office:value="128">
                <text:p>128</text:p>
              </table:table-cell>
              <table:table-cell office:value-type="float" office:value="0.0562218">
                <text:p>0.0562218</text:p>
              </table:table-cell>
              <table:table-cell office:value-type="float" office:value="128">
                <text:p>128</text:p>
              </table:table-cell>
              <table:table-cell office:value-type="float" office:value="0.0555104">
                <text:p>0.0555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572728">
                <text:p>0.0572728</text:p>
              </table:table-cell>
              <table:table-cell office:value-type="float" office:value="1024">
                <text:p>1024</text:p>
              </table:table-cell>
              <table:table-cell office:value-type="float" office:value="0.0581269">
                <text:p>0.0581269</text:p>
              </table:table-cell>
              <table:table-cell office:value-type="float" office:value="1024">
                <text:p>1024</text:p>
              </table:table-cell>
              <table:table-cell office:value-type="float" office:value="0.057047">
                <text:p>0.057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3.703cm" style:legend-expansion="high" chart:style-name="ch2"/>
        <chart:plot-area chart:style-name="ch3" table:cell-range-address="Hoja1.A4:Hoja1.B8 Hoja1.A2:Hoja1.A2 Hoja1.E2:Hoja1.E2 Hoja1.F4:Hoja1.F8 Hoja1.A11:Hoja1.A11 Hoja1.B13:Hoja1.B17" chart:data-source-has-labels="row" svg:x="0.32cm" svg:y="0.18cm" svg:width="13.256cm" svg:height="8.64cm">
          <chartooo:coordinate-region svg:x="1.232cm" svg:y="0.379cm" svg:width="11.9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8" chart:label-cell-address="Hoja1.A2:Hoja1.A2" chart:class="chart:scatter">
            <chart:domain table:cell-range-address="Hoja1.A4:Hoja1.A8"/>
            <chart:data-point chart:repeated="5"/>
          </chart:series>
          <chart:series chart:style-name="ch7" chart:values-cell-range-address="Hoja1.F4:Hoja1.F8" chart:label-cell-address="Hoja1.E2:Hoja1.E2" chart:class="chart:scatter">
            <chart:domain table:cell-range-address="Hoja1.E4:Hoja1.E8"/>
            <chart:data-point chart:repeated="5"/>
          </chart:series>
          <chart:series chart:style-name="ch8" chart:values-cell-range-address="Hoja1.B13:Hoja1.B17" chart:label-cell-address="Hoja1.A11:Hoja1.A11" chart:class="chart:scatter">
            <chart:domain table:cell-range-address="Hoja1.A13:Hoja1.A1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tatic</text:p>
                <draw:g>
                  <svg:desc>Hoja1.A2:Hoja1.A2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Dynamic</text:p>
                <draw:g>
                  <svg:desc>Hoja1.E2:Hoja1.E2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Guided</text:p>
                <draw:g>
                  <svg:desc>Hoja1.A11:Hoja1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Hoja1.A4:Hoja1.A8</svg:desc>
                </draw:g>
              </table:table-cell>
              <table:table-cell office:value-type="float" office:value="0.0478907">
                <text:p>0.0478907</text:p>
                <draw:g>
                  <svg:desc>Hoja1.B4:Hoja1.B8</svg:desc>
                </draw:g>
              </table:table-cell>
              <table:table-cell office:value-type="float" office:value="500">
                <text:p>500</text:p>
                <draw:g>
                  <svg:desc>Hoja1.E4:Hoja1.E8</svg:desc>
                </draw:g>
              </table:table-cell>
              <table:table-cell office:value-type="float" office:value="0.0515784">
                <text:p>0.0515784</text:p>
                <draw:g>
                  <svg:desc>Hoja1.F4:Hoja1.F8</svg:desc>
                </draw:g>
              </table:table-cell>
              <table:table-cell office:value-type="float" office:value="500">
                <text:p>500</text:p>
                <draw:g>
                  <svg:desc>Hoja1.A13:Hoja1.A17</svg:desc>
                </draw:g>
              </table:table-cell>
              <table:table-cell office:value-type="float" office:value="0.0261805">
                <text:p>0.0261805</text:p>
                <draw:g>
                  <svg:desc>Hoja1.B13:Hoja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42679">
                <text:p>0.0342679</text:p>
              </table:table-cell>
              <table:table-cell office:value-type="float" office:value="2">
                <text:p>2</text:p>
              </table:table-cell>
              <table:table-cell office:value-type="float" office:value="0.0493022">
                <text:p>0.0493022</text:p>
              </table:table-cell>
              <table:table-cell office:value-type="float" office:value="2">
                <text:p>2</text:p>
              </table:table-cell>
              <table:table-cell office:value-type="float" office:value="0.0261245">
                <text:p>0.026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267778">
                <text:p>0.0267778</text:p>
              </table:table-cell>
              <table:table-cell office:value-type="float" office:value="64">
                <text:p>64</text:p>
              </table:table-cell>
              <table:table-cell office:value-type="float" office:value="0.0266884">
                <text:p>0.0266884</text:p>
              </table:table-cell>
              <table:table-cell office:value-type="float" office:value="64">
                <text:p>64</text:p>
              </table:table-cell>
              <table:table-cell office:value-type="float" office:value="0.0264924">
                <text:p>0.0264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0276189">
                <text:p>0.0276189</text:p>
              </table:table-cell>
              <table:table-cell office:value-type="float" office:value="128">
                <text:p>128</text:p>
              </table:table-cell>
              <table:table-cell office:value-type="float" office:value="0.0279916">
                <text:p>0.0279916</text:p>
              </table:table-cell>
              <table:table-cell office:value-type="float" office:value="128">
                <text:p>128</text:p>
              </table:table-cell>
              <table:table-cell office:value-type="float" office:value="0.0299362">
                <text:p>0.0299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420444">
                <text:p>0.0420444</text:p>
              </table:table-cell>
              <table:table-cell office:value-type="float" office:value="1024">
                <text:p>1024</text:p>
              </table:table-cell>
              <table:table-cell office:value-type="float" office:value="0.0424946">
                <text:p>0.0424946</text:p>
              </table:table-cell>
              <table:table-cell office:value-type="float" office:value="1024">
                <text:p>1024</text:p>
              </table:table-cell>
              <table:table-cell office:value-type="float" office:value="0.0456188">
                <text:p>0.04561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